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ubbi" svg:font-family="Gubbi" style:font-pitch="variable"/>
    <style:font-face style:name="Lohit Assamese" svg:font-family="'Lohit Assamese'" style:font-pitch="variable"/>
    <style:font-face style:name="Navilu" svg:font-family="Navilu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a023"/>
    </style:style>
    <style:style style:name="P2" style:family="paragraph" style:parent-style-name="Subtitle">
      <style:text-properties officeooo:rsid="0008a023" officeooo:paragraph-rsid="0008a023"/>
    </style:style>
    <style:style style:name="P3" style:family="paragraph" style:parent-style-name="Text_20_body">
      <style:text-properties officeooo:rsid="0008a023" officeooo:paragraph-rsid="0008a023"/>
    </style:style>
    <style:style style:name="P4" style:family="paragraph" style:parent-style-name="Text_20_body">
      <style:text-properties fo:font-size="10pt" style:font-size-asian="8.75pt" style:font-size-complex="10pt"/>
    </style:style>
    <style:style style:name="P5" style:family="paragraph" style:parent-style-name="Text_20_body">
      <style:text-properties style:font-name="Ubuntu"/>
    </style:style>
    <style:style style:name="P6" style:family="paragraph" style:parent-style-name="Text_20_body">
      <style:text-properties style:font-name="Ubuntu" officeooo:rsid="0008a023" officeooo:paragraph-rsid="0008a023"/>
    </style:style>
    <style:style style:name="P7" style:family="paragraph" style:parent-style-name="Text_20_body">
      <style:text-properties style:font-name="Ubuntu" officeooo:rsid="0008dc5d" officeooo:paragraph-rsid="0008dc5d"/>
    </style:style>
    <style:style style:name="P8" style:family="paragraph" style:parent-style-name="Title">
      <style:text-properties officeooo:rsid="0008a023" officeooo:paragraph-rsid="0008a023"/>
    </style:style>
    <style:style style:name="T1" style:family="text">
      <style:text-properties officeooo:rsid="0008a023"/>
    </style:style>
    <style:style style:name="T2" style:family="text">
      <style:text-properties officeooo:rsid="0008dc5d"/>
    </style:style>
    <style:style style:name="T3" style:family="text">
      <style:text-properties style:font-name="Liberation Sans" fo:font-size="18.2000007629395pt" fo:font-weight="bold" officeooo:rsid="0008dc5d" style:font-name-asian="Noto Sans CJK SC" style:font-size-asian="18.2000007629395pt" style:font-weight-asian="bold" style:font-name-complex="Lohit Devanagari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8">Yaubrax</text:p>
      <text:p text:style-name="P2">A D&amp;D Adventure Game</text:p>
      <text:p text:style-name="P3"/>
      <text:p text:style-name="P3"/>
      <text:p text:style-name="P5">Yaubrax is a working title. Yaubrax, the harbour city in the west, is a fantasy medieval setting. The <text:span text:style-name="T1">lands are plagued by an invation of dangerous creatures.</text:span></text:p>
      <text:h text:style-name="P1" text:outline-level="1"><text:span text:style-name="T3">Demo</text:span><text:span text:style-name="T1"> </text:span><text:span text:style-name="T2">1</text:span><text:span text:style-name="T1"> – </text:span><text:span text:style-name="T3">The Letter</text:span></text:h>
      <text:p text:style-name="P6"><text:span text:style-name="T2">The player is a dark hooded figure. He enters an inn, and takes off his hood.</text:span> He has a short conversation with a laidy who fancy’s him. Then he gets to talk to the innkeeper. He asks him what’s going on. The innkeeper, <text:span text:style-name="T2">first suspicious of the player,</text:span> tells him the situation in the lands. <text:span text:style-name="T2">The player convinces him to help him. The inn keeper gives him a route through the city with the fewest guards.</text:span></text:p>
      <text:p text:style-name="P7">The player has to sneak out of the cit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ubbi" svg:font-family="Gubbi" style:font-pitch="variable"/>
    <style:font-face style:name="Lohit Assamese" svg:font-family="'Lohit Assamese'" style:font-pitch="variable"/>
    <style:font-face style:name="Navilu" svg:font-family="Navilu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hit Assamese" fo:font-family="'Lohit Assamese'" style:font-pitch="variable" fo:font-size="11pt" officeooo:rsid="0008a023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ohit Assamese" fo:font-family="'Lohit Assamese'" style:font-pitch="variable" fo:font-size="11pt" officeooo:rsid="0008a023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00:02:50.385993562</meta:creation-date>
    <dc:date>2021-06-14T00:40:34.779800570</dc:date>
    <meta:editing-duration>PT17M23S</meta:editing-duration>
    <meta:editing-cycles>1</meta:editing-cycles>
    <meta:document-statistic meta:table-count="0" meta:image-count="0" meta:object-count="0" meta:page-count="1" meta:paragraph-count="6" meta:word-count="121" meta:character-count="645" meta:non-whitespace-character-count="528"/>
    <meta:generator>LibreOffice/6.4.7.2$Linux_X86_64 LibreOffice_project/40$Build-2</meta:generator>
  </office:meta>
</office:document-meta>
</file>